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paragraph-rsid="000ca3f3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paragraph-rsid="000ca3f3" style:text-blinking="false"/>
    </style:style>
    <style:style style:name="T1" style:family="text">
      <style:text-properties officeooo:rsid="000ca3f3"/>
    </style:style>
    <style:style style:name="T2" style:family="text">
      <style:text-properties officeooo:rsid="000de798"/>
    </style:style>
    <style:style style:name="T3" style:family="text">
      <style:text-properties officeooo:rsid="001113e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f1a1adc-c20e-93c5-296d-9e63773044fb"/>Universidade Federal de Campina Grande</text:p>
      <text:p text:style-name="P1">Ciência da Computação - 201<text:span text:style-name="T2">7</text:span>.<text:span text:style-name="T2">1</text:span></text:p>
      <text:p text:style-name="P1">Sistemas de Informação I</text:p>
      <text:p text:style-name="P1"><text:span text:style-name="T1">Professor</text:span>: Tiago Massoni</text:p>
      <text:p text:style-name="P1"><text:span text:style-name="T1">Alunos</text:span>: <text:span text:style-name="T1">Lucas Oliveira, Mateus Mangueira, Raquel Rufino, Victor Farias.</text:span></text:p>
      <text:p text:style-name="Text_20_body"/>
      <text:p text:style-name="P3">Relatório de Projeto de Conclusão <text:span text:style-name="T1">da Disciplina:</text:span></text:p>
      <text:p text:style-name="Text_20_body"/>
      <text:p text:style-name="P2">Descrição:</text:p>
      <text:p text:style-name="P4"><text:tab/>Através deste relatório, apresentamos algumas decisões de projeto e de design que foram tomadas e aplicadas <text:span text:style-name="T1">durante a implementação</text:span>. </text:p>
      <text:p text:style-name="P4"><text:tab/>Escolhemos fazer o detalhamento do relatório dividido em tópicos para ilustrar de forma clara e detalhada cada decisão tomada <text:span text:style-name="T3">no projeto</text:span> <text:span text:style-name="T1">e assim facilitar no entendimento do mesmo</text:span>.</text:p>
      <text:p text:style-name="Text_20_body"/>
      <text:p text:style-name="P2">User Stories implementadas:</text:p>
      <text:list xml:id="list7595875169030643874" text:style-name="L1">
        <text:list-item>
          <text:p text:style-name="P6">Eu, como cidadão, gostaria de adicionar uma queixa sobre alimentos, identificando o estabelecimento e seu endereço, e recebendo o número da queixa para consultar depois.</text:p>
          <text:p text:style-name="P6"/>
        </text:list-item>
        <text:list-item>
          <text:p text:style-name="P6">Eu, como cidadão, gostaria de consultar o status de uma queixa qualquer, recebendo o seu status e os comentários sobre ela caso ela tenha sido atualizada.</text:p>
          <text:p text:style-name="P6"/>
        </text:list-item>
        <text:list-item>
          <text:p text:style-name="P7">Eu, como cidadão, gostaria de consultar dados sobre uma unidade de saúde, fornecendo um bairro da cidade como entrada.</text:p>
          <text:p text:style-name="P7"/>
        </text:list-item>
        <text:list-item>
          <text:p text:style-name="P8">Eu, como administrador, gostaria de consultar a eficiência do atendimento das queixas, no caso a relação entre queixas abertas e fechadas, dependendo da situação da prefeitura (normal ou extra).</text:p>
          <text:p text:style-name="P8"/>
        </text:list-item>
        <text:list-item>
          <text:p text:style-name="P8">Eu, como administrador, gostaria de consultar a média médico por paciente em uma dada unidade de saúde.</text:p>
        </text:list-item>
      </text:list>
      <text:p text:style-name="P5"/>
      <text:p text:style-name="P5"><text:tab/>… <text:span text:style-name="T1">Continu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0:35:27.813401258</meta:creation-date>
    <dc:date>2017-08-08T10:42:45.551752480</dc:date>
    <meta:editing-duration>PT6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11" meta:character-count="1345" meta:non-whitespace-character-count="1155"/>
  </office:meta>
</office:document-meta>
</file>